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73cm"/>
    </style:style>
    <style:style style:name="co3" style:family="table-column">
      <style:table-column-properties fo:break-before="auto" style:column-width="8.939cm"/>
    </style:style>
    <style:style style:name="co4" style:family="table-column">
      <style:table-column-properties fo:break-before="auto" style:column-width="3.30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60"/>
  </office:automatic-styles>
  <office:body>
    <office:spreadsheet>
      <table:table table:name="Math for circuitry" table:style-name="ta1" table:print="false">
        <table:table-column table:style-name="co1" table:number-columns-repeated="8" table:default-cell-style-name="Default"/>
        <table:table-row table:style-name="ro1">
          <table:table-cell table:style-name="ce1" office:value-type="string">
            <text:p>Calcs for HV DCDC</text:p>
          </table:table-cell>
          <table:table-cell table:number-columns-repeated="7"/>
        </table:table-row>
        <table:table-row table:style-name="ro2">
          <table:table-cell table:style-name="ce2" office:value-type="string">
            <text:p>Ripple current in inductor</text:p>
          </table:table-cell>
          <table:table-cell table:number-columns-repeated="7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V in</text:p>
          </table:table-cell>
          <table:table-cell table:number-columns-repeated="6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Vout</text:p>
          </table:table-cell>
          <table:table-cell table:number-columns-repeated="6"/>
        </table:table-row>
        <table:table-row table:style-name="ro2">
          <table:table-cell table:formula="of:=[.A4]/[.A3]" office:value-type="float" office:value="0.0923076923076923">
            <text:p>0.0923076923</text:p>
          </table:table-cell>
          <table:table-cell office:value-type="string">
            <text:p>Average duty</text:p>
          </table:table-cell>
          <table:table-cell table:number-columns-repeated="6"/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uH</text:p>
          </table:table-cell>
          <table: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kHz</text:p>
          </table:table-cell>
          <table:table-cell table:number-columns-repeated="6"/>
        </table:table-row>
        <table:table-row table:style-name="ro2">
          <table:table-cell table:formula="of:=1000/[.A7]" office:value-type="float" office:value="5">
            <text:p>5</text:p>
          </table:table-cell>
          <table:table-cell office:value-type="string">
            <text:p>us/period</text:p>
          </table:table-cell>
          <table:table-cell table:number-columns-repeated="6"/>
        </table:table-row>
        <table:table-row table:style-name="ro2">
          <table:table-cell table:formula="of:=[.A8]*[.A5]" office:value-type="float" office:value="0.461538461538462">
            <text:p>0.4615384615</text:p>
          </table:table-cell>
          <table:table-cell office:value-type="string">
            <text:p>t on</text:p>
          </table:table-cell>
          <table:table-cell table:number-columns-repeated="6"/>
        </table:table-row>
        <table:table-row table:style-name="ro2">
          <table:table-cell table:formula="of:=[.A8]-[.A9]" office:value-type="float" office:value="4.53846153846154">
            <text:p>4.5384615385</text:p>
          </table:table-cell>
          <table:table-cell office:value-type="string">
            <text:p>t off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3">
          <table:table-cell office:value-type="string">
            <text:p>using v=Ldi/dt</text:p>
          </table:table-cell>
          <table:table-cell table:number-columns-repeated="7"/>
        </table:table-row>
        <table:table-row table:style-name="ro3">
          <table:table-cell office:value-type="string">
            <text:p>di = Vdt/L</text:p>
          </table:table-cell>
          <table:table-cell table:number-columns-repeated="7"/>
        </table:table-row>
        <table:table-row table:style-name="ro3">
          <table:table-cell table:formula="of:=([.A3]-[.A4])*[.A9]/[.A6]" office:value-type="float" office:value="0.544615384615385">
            <text:p>0.5446153846</text:p>
          </table:table-cell>
          <table:table-cell office:value-type="string">
            <text:p>Amps di</text:p>
          </table:table-cell>
          <table:table-cell office:value-type="string">
            <text:p>on period</text:p>
          </table:table-cell>
          <table:table-cell table:number-columns-repeated="5"/>
        </table:table-row>
        <table:table-row table:style-name="ro2">
          <table:table-cell table:formula="of:=([.A4])*[.A10]/[.A6]" office:value-type="float" office:value="0.544615384615385">
            <text:p>0.5446153846</text:p>
          </table:table-cell>
          <table:table-cell/>
          <table:table-cell office:value-type="string">
            <text:p>off period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3">
          <table:table-cell table:style-name="ce2" office:value-type="string">
            <text:p>Current shunt</text:p>
          </table:table-cell>
          <table:table-cell table:number-columns-repeated="3"/>
          <table:table-cell table:style-name="ce2" office:value-type="string">
            <text:p>V Feedback</text:p>
          </table:table-cell>
          <table:table-cell/>
          <table:table-cell table:style-name="ce2" office:value-type="string">
            <text:p>Vin divider</text:p>
          </table:table-cell>
          <table:table-cell/>
        </table:table-row>
        <table:table-row table:style-name="ro2">
          <table:table-cell office:value-type="float" office:value="0.01">
            <text:p>0.01</text:p>
          </table:table-cell>
          <table:table-cell office:value-type="string">
            <text:p>ohm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k</text:p>
          </table:table-cell>
          <table:table-cell office:value-type="float" office:value="1000">
            <text:p>1000</text:p>
          </table:table-cell>
          <table:table-cell office:value-type="string">
            <text:p>k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mps</text:p>
          </table:table-cell>
          <table:table-cell table:number-columns-repeated="2"/>
          <table:table-cell office:value-type="float" office:value="2.2">
            <text:p>2.2</text:p>
          </table:table-cell>
          <table:table-cell office:value-type="string">
            <text:p>k</text:p>
          </table:table-cell>
          <table:table-cell office:value-type="float" office:value="10">
            <text:p>10</text:p>
          </table:table-cell>
          <table:table-cell office:value-type="string">
            <text:p>k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Gain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Vmax out</text:p>
          </table:table-cell>
          <table:table-cell office:value-type="float" office:value="150">
            <text:p>150</text:p>
          </table:table-cell>
          <table:table-cell office:value-type="string">
            <text:p>V max in</text:p>
          </table:table-cell>
        </table:table-row>
        <table:table-row table:style-name="ro2">
          <table:table-cell table:formula="of:=[.A19]*[.A20]*[.A21]" office:value-type="float" office:value="3.5">
            <text:p>3.5</text:p>
          </table:table-cell>
          <table:table-cell office:value-type="string">
            <text:p>V in</text:p>
          </table:table-cell>
          <table:table-cell table:number-columns-repeated="2"/>
          <table:table-cell table:formula="of:=[.E21]*[.E20]/([.E20]+[.E19])" office:value-type="float" office:value="3.24590163934426">
            <text:p>3.2459016393</text:p>
          </table:table-cell>
          <table:table-cell/>
          <table:table-cell table:formula="of:=[.G21]*[.G20]/([.G20]+[.G19])" office:value-type="float" office:value="1.48514851485149">
            <text:p>1.4851485149</text:p>
          </table:table-cell>
          <table:table-cell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style-name="ce2" office:value-type="string">
            <text:p>Ripple voltage at instantaneous current draw dropping from full to zero</text:p>
          </table:table-cell>
          <table:table-cell table:number-columns-repeated="7"/>
        </table:table-row>
        <table:table-row table:style-name="ro2">
          <table:table-cell office:value-type="string">
            <text:p>Using E = 0.5*L*I^2</text:p>
          </table:table-cell>
          <table:table-cell table:number-columns-repeated="7"/>
        </table:table-row>
        <table:table-row table:style-name="ro2">
          <table:table-cell office:value-type="string">
            <text:p>Using E = 0.5*C*V^2</text:p>
          </table:table-cell>
          <table:table-cell table:number-columns-repeated="7"/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uH</text:p>
          </table:table-cell>
          <table:table-cell table:number-columns-repeated="6"/>
        </table:table-row>
        <table:table-row table:style-name="ro3">
          <table:table-cell office:value-type="float" office:value="120">
            <text:p>120</text:p>
          </table:table-cell>
          <table:table-cell office:value-type="string">
            <text:p>uF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V nominal out</text:p>
          </table:table-cell>
          <table:table-cell table:number-columns-repeated="6"/>
        </table:table-row>
        <table:table-row table:style-name="ro2">
          <table:table-cell office:value-type="float" office:value="3.5">
            <text:p>3.5</text:p>
          </table:table-cell>
          <table:table-cell office:value-type="string">
            <text:p>A current</text:p>
          </table:table-cell>
          <table:table-cell table:number-columns-repeated="6"/>
        </table:table-row>
        <table:table-row table:style-name="ro2">
          <table:table-cell table:formula="of:=0.5*[.A29]*[.A32]^2" office:value-type="float" office:value="612.5">
            <text:p>612.5</text:p>
          </table:table-cell>
          <table:table-cell office:value-type="string">
            <text:p>Inductor energy</text:p>
          </table:table-cell>
          <table:table-cell table:number-columns-repeated="6"/>
        </table:table-row>
        <table:table-row table:style-name="ro2">
          <table:table-cell table:formula="of:=0.5*[.A30]*[.A31]^2" office:value-type="float" office:value="8640">
            <text:p>8640</text:p>
          </table:table-cell>
          <table:table-cell office:value-type="string">
            <text:p>Capacitor energy at start</text:p>
          </table:table-cell>
          <table:table-cell table:number-columns-repeated="6"/>
        </table:table-row>
        <table:table-row table:style-name="ro2">
          <table:table-cell table:formula="of:=[.A34]+[.A33]" office:value-type="float" office:value="9252.5">
            <text:p>9252.5</text:p>
          </table:table-cell>
          <table:table-cell office:value-type="string">
            <text:p>Total energy</text:p>
          </table:table-cell>
          <table:table-cell table:number-columns-repeated="6"/>
        </table:table-row>
        <table:table-row table:style-name="ro2">
          <table:table-cell table:formula="of:=SQRT([.A35]*2/[.A30])" office:value-type="float" office:value="12.4180647982418">
            <text:p>12.4180647982</text:p>
          </table:table-cell>
          <table:table-cell office:value-type="string">
            <text:p>V after absorbing full pulse</text:p>
          </table:table-cell>
          <table:table-cell table:number-columns-repeated="6"/>
        </table:table-row>
        <table:table-row table:style-name="ro2">
          <table:table-cell table:formula="of:=0.5*[.A29]*[.A14]^2" office:value-type="float" office:value="14.8302958579882">
            <text:p>14.830295858</text:p>
          </table:table-cell>
          <table:table-cell office:value-type="string">
            <text:p>Inductor ripple energy</text:p>
          </table:table-cell>
          <table:table-cell table:number-columns-repeated="6"/>
        </table:table-row>
        <table:table-row table:style-name="ro2">
          <table:table-cell table:formula="of:=[.A37]+[.A34]" office:value-type="float" office:value="8654.83029585799">
            <text:p>8654.830295858</text:p>
          </table:table-cell>
          <table:table-cell table:number-columns-repeated="7"/>
        </table:table-row>
        <table:table-row table:style-name="ro2">
          <table:table-cell table:formula="of:=SQRT([.A38]*2/[.A30])" office:value-type="float" office:value="12.0102944009559">
            <text:p>12.010294401</text:p>
          </table:table-cell>
          <table:table-cell office:value-type="string">
            <text:p>V after absorbing ripple</text:p>
          </table:table-cell>
          <table:table-cell/>
          <table:table-cell office:value-type="string">
            <text:p>Not sure this is correct...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3">
          <table:table-cell office:value-type="string">
            <text:p>Using I=Cdv/dt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3">
          <table:table-cell office:value-type="string">
            <text:p>dv = Idt/C</text:p>
          </table:table-cell>
          <table:table-cell table:number-columns-repeated="7"/>
        </table:table-row>
        <table:table-row table:style-name="ro2">
          <table:table-cell table:formula="of:=[.A32]*[.A10]/[.A30]" office:value-type="float" office:value="0.132371794871795">
            <text:p>0.1323717949</text:p>
          </table:table-cell>
          <table:table-cell office:value-type="string">
            <text:p>V drop assuming no inductor current and full draw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2" office:value-type="string">
            <text:p>PWM granularity</text:p>
          </table:table-cell>
          <table:table-cell table:number-columns-repeated="7"/>
        </table:table-row>
        <table:table-row table:style-name="ro2">
          <table:table-cell table:formula="of:=64/0.2" office:value-type="float" office:value="320">
            <text:p>320</text:p>
          </table:table-cell>
          <table:table-cell office:value-type="string">
            <text:p>Granularity of PWM, 64MHz, 200kHz</text:p>
          </table:table-cell>
          <table:table-cell table:number-columns-repeated="6"/>
        </table:table-row>
        <table:table-row table:style-name="ro2">
          <table:table-cell table:formula="of:=[.A48]*[.A5]" office:value-type="float" office:value="29.5384615384615">
            <text:p>29.5384615385</text:p>
          </table:table-cell>
          <table:table-cell office:value-type="string">
            <text:p>PWM counts*duty</text:p>
          </table:table-cell>
          <table:table-cell table:number-columns-repeated="6"/>
        </table:table-row>
        <table:table-row table:style-name="ro2">
          <table:table-cell table:formula="of:=[.A3]*([.A49]-1)/[.A48]" office:value-type="float" office:value="11.59375">
            <text:p>11.59375</text:p>
          </table:table-cell>
          <table:table-cell office:value-type="string">
            <text:p>V at 1 PWM period lower</text:p>
          </table:table-cell>
          <table:table-cell table:number-columns-repeated="6"/>
        </table:table-row>
        <table:table-row table:style-name="ro2">
          <table:table-cell table:formula="of:=[.A3]*([.A49]+1)/[.A48]" office:value-type="float" office:value="12.40625">
            <text:p>12.40625</text:p>
          </table:table-cell>
          <table:table-cell office:value-type="string">
            <text:p>V at 1PWM period higher</text:p>
          </table:table-cell>
          <table:table-cell table:number-columns-repeated="6"/>
        </table:table-row>
        <table:table-row table:style-name="ro2" table:number-rows-repeated="6">
          <table:table-cell table:number-columns-repeated="8"/>
        </table:table-row>
        <table:table-row table:style-name="ro2">
          <table:table-cell table:style-name="ce2" office:value-type="string">
            <text:p>Current consumption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3" office:value-type="string">
            <text:p>Gate driver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formula="of:=[.A7]" office:value-type="float" office:value="200">
            <text:p>200</text:p>
          </table:table-cell>
          <table:table-cell office:value-type="string">
            <text:p>kHz</text:p>
          </table:table-cell>
          <table:table-cell table:number-columns-repeated="6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nF gate</text:p>
          </table:table-cell>
          <table:table-cell table:number-columns-repeated="6"/>
        </table:table-row>
        <table:table-row table:style-name="ro2">
          <table:table-cell office:value-type="string">
            <text:p>using Q=CV</text:p>
          </table:table-cell>
          <table:table-cell table:number-columns-repeated="7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V gate</text:p>
          </table:table-cell>
          <table:table-cell table:number-columns-repeated="6"/>
        </table:table-row>
        <table:table-row table:style-name="ro3">
          <table:table-cell table:formula="of:=[.A63]*[.A65]/1000000000" office:value-type="float" office:value="0.000000024">
            <text:p>0.000000024</text:p>
          </table:table-cell>
          <table:table-cell office:value-type="string">
            <text:p>coulmbs</text:p>
          </table:table-cell>
          <table:table-cell table:number-columns-repeated="6"/>
        </table:table-row>
        <table:table-row table:style-name="ro2">
          <table:table-cell table:formula="of:=[.A66]*[.A62]*1000" office:value-type="float" office:value="0.0048">
            <text:p>0.0048</text:p>
          </table:table-cell>
          <table:table-cell office:value-type="string">
            <text:p>A per FET</text:p>
          </table:table-cell>
          <table:table-cell table:number-columns-repeated="6"/>
        </table:table-row>
        <table:table-row table:style-name="ro3">
          <table:table-cell table:formula="of:=[.A67]*2*1000" office:value-type="float" office:value="9.6">
            <text:p>9.6</text:p>
          </table:table-cell>
          <table:table-cell office:value-type="string">
            <text:p>mA total gate driver draw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3">
          <table:table-cell table:style-name="ce3" office:value-type="string">
            <text:p>From datasheet, MCU takes ~8mA <text:s/>to run plus ~1mA for ADC and timer</text:p>
          </table:table-cell>
          <table:table-cell table:number-columns-repeated="7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mA MCU budget</text:p>
          </table:table-cell>
          <table:table-cell table:number-columns-repeated="6"/>
        </table:table-row>
        <table:table-row table:style-name="ro3">
          <table:table-cell table:formula="of:=[.A71]+[.A68]" office:value-type="float" office:value="19.6">
            <text:p>19.6</text:p>
          </table:table-cell>
          <table:table-cell office:value-type="string">
            <text:p>Total mA budget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3">
          <table:table-cell table:style-name="ce2" office:value-type="string">
            <text:p>Kickstart circuit</text:p>
          </table:table-cell>
          <table:table-cell table:number-columns-repeated="7"/>
        </table:table-row>
        <table:table-row table:style-name="ro3">
          <table:table-cell office:value-type="float" office:value="10000">
            <text:p>10000</text:p>
          </table:table-cell>
          <table:table-cell office:value-type="string">
            <text:p>R kickstart</text:p>
          </table:table-cell>
          <table:table-cell table:number-columns-repeated="6"/>
        </table:table-row>
        <table:table-row table:style-name="ro3">
          <table:table-cell table:formula="of:=84-12" office:value-type="float" office:value="72">
            <text:p>72</text:p>
          </table:table-cell>
          <table:table-cell office:value-type="string">
            <text:p>V min</text:p>
          </table:table-cell>
          <table:table-cell table:number-columns-repeated="6"/>
        </table:table-row>
        <table:table-row table:style-name="ro3">
          <table:table-cell table:formula="of:=[.A76]/[.A75]*1000" office:value-type="float" office:value="7.2">
            <text:p>7.2</text:p>
          </table:table-cell>
          <table:table-cell office:value-type="string">
            <text:p>mA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formula="of:=[.A76]^2/[.A75]" office:value-type="float" office:value="0.5184">
            <text:p>0.5184</text:p>
          </table:table-cell>
          <table:table-cell office:value-type="string">
            <text:p>W</text:p>
          </table:table-cell>
          <table:table-cell office:value-type="string">
            <text:p>This should only be a momentary power</text:p>
          </table:table-cell>
          <table:table-cell table:number-columns-repeated="5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uF</text:p>
          </table:table-cell>
          <table:table-cell table:number-columns-repeated="6"/>
        </table:table-row>
        <table:table-row table:style-name="ro4">
          <table:table-cell table:formula="of:=[.A75]*[.A80]/1000000" office:value-type="float" office:value="0.2">
            <text:p>0.2</text:p>
          </table:table-cell>
          <table:table-cell office:value-type="string">
            <text:p>s time constant charging (delay MCU startup by &gt;3x this)</text:p>
            <text:p>Not truly correct time constant since this is the constant for charging to Vbat... but only charging to 12V, so likely charge time &lt;1 time constant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3">
          <table:table-cell table:style-name="ce2" office:value-type="string">
            <text:p>Startup time available</text:p>
          </table:table-cell>
          <table:table-cell table:number-columns-repeated="7"/>
        </table:table-row>
        <table:table-row table:style-name="ro2">
          <table:table-cell table:style-name="ce2" office:value-type="string">
            <text:p>Assuming current draw on given capacitance</text:p>
          </table:table-cell>
          <table:table-cell table:number-columns-repeated="7"/>
        </table:table-row>
        <table:table-row table:style-name="ro3">
          <table:table-cell office:value-type="string">
            <text:p>using i=Cdv/dt</text:p>
          </table:table-cell>
          <table:table-cell table:number-columns-repeated="7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dV</text:p>
          </table:table-cell>
          <table:table-cell table:number-columns-repeated="6"/>
        </table:table-row>
        <table:table-row table:style-name="ro3">
          <table:table-cell table:formula="of:=([.A80]/1000000)*[.A87]/([.A72]/1000)" office:value-type="float" office:value="0.00204081632653061">
            <text:p>0.0020408163</text:p>
          </table:table-cell>
          <table:table-cell office:value-type="string">
            <text:p>dt seconds</text:p>
          </table:table-cell>
          <table:table-cell table:number-columns-repeated="6"/>
        </table:table-row>
        <table:table-row table:style-name="ro2">
          <table:table-cell table:formula="of:=[.A62]*1000*[.A88]" office:value-type="float" office:value="408.163265306122">
            <text:p>408.1632653061</text:p>
          </table:table-cell>
          <table:table-cell office:value-type="string">
            <text:p>PWM cycles before UVLO hit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3">
          <table:table-cell table:style-name="ce2" office:value-type="string">
            <text:p>Time constant on Vbat circuit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0000">
            <text:p>10000</text:p>
          </table:table-cell>
          <table:table-cell office:value-type="string">
            <text:p>ohm</text:p>
          </table:table-cell>
          <table:table-cell table:number-columns-repeated="6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nF</text:p>
          </table:table-cell>
          <table:table-cell table:number-columns-repeated="6"/>
        </table:table-row>
        <table:table-row table:style-name="ro2">
          <table:table-cell table:formula="of:=[.A95]/1000000000*[.A94]" office:value-type="float" office:value="0.0001">
            <text:p>0.000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table:formula="of:=1/[.A96]" office:value-type="float" office:value="10000">
            <text:p>10000</text:p>
          </table:table-cell>
          <table:table-cell office:value-type="string">
            <text:p>“Hz”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2" office:value-type="string">
            <text:p>Constant supply</text:p>
          </table:table-cell>
          <table:table-cell table:number-columns-repeated="7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ohm resistance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V diode drop</text:p>
          </table:table-cell>
          <table:table-cell table:number-columns-repeated="6"/>
        </table:table-row>
        <table:table-row table:style-name="ro2">
          <table:table-cell table:formula="of:=[.A4]-[.A101]*[.A72]/1000-[.A102]" office:value-type="float" office:value="10.0788">
            <text:p>10.0788</text:p>
          </table:table-cell>
          <table:table-cell office:value-type="string">
            <text:p>V after diode and resistor during runtime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3">
          <table:table-cell table:style-name="ce2" office:value-type="string">
            <text:p>Swtching speed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3">
          <table:table-cell office:value-type="float" office:value="2.4">
            <text:p>2.4</text:p>
          </table:table-cell>
          <table:table-cell office:value-type="string">
            <text:p>Rgate</text:p>
          </table:table-cell>
          <table:table-cell table:number-columns-repeated="6"/>
        </table:table-row>
        <table:table-row table:style-name="ro3">
          <table:table-cell office:value-type="float" office:value="4.7">
            <text:p>4.7</text:p>
          </table:table-cell>
          <table:table-cell office:value-type="string">
            <text:p>Rgate ext</text:p>
          </table:table-cell>
          <table:table-cell table:number-columns-repeated="6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gdriver</text:p>
          </table:table-cell>
          <table:table-cell office:value-type="string">
            <text:p>Unsure what this is... assuming it is 12V/2A</text:p>
          </table:table-cell>
          <table:table-cell table:number-columns-repeated="5"/>
        </table:table-row>
        <table:table-row table:style-name="ro3">
          <table:table-cell table:style-name="ce4" office:value-type="float" office:value="2">
            <text:p>2.00E+000</text:p>
          </table:table-cell>
          <table:table-cell office:value-type="string">
            <text:p>Cgate</text:p>
          </table:table-cell>
          <table:table-cell table:number-columns-repeated="6"/>
        </table:table-row>
        <table:table-row table:style-name="ro5">
          <table:table-cell table:formula="of:=[.A111]*([.A110]+[.A109]+[.A108])" office:value-type="float" office:value="26.2">
            <text:p>26.2</text:p>
          </table:table-cell>
          <table:table-cell office:value-type="string">
            <text:p>ns</text:p>
          </table:table-cell>
          <table:table-cell office:value-type="string">
            <text:p>This is quite fast, allow 3 time constants</text:p>
            <text:p>FET listed as 53ns rise time, 6ns fall, with 15 and 25ns delays.</text:p>
            <text:p>Need ~150ns dead time minimum, probably nearer 200 considering gate driver propagation delay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2" office:value-type="string">
            <text:p>Resonance</text:p>
          </table:table-cell>
          <table:table-cell table:number-columns-repeated="7"/>
        </table:table-row>
        <table:table-row table:style-name="ro2">
          <table:table-cell office:value-type="string">
            <text:p>F=1/(2*pi*sqrt(L*C))</text:p>
          </table:table-cell>
          <table:table-cell table:number-columns-repeated="7"/>
        </table:table-row>
        <table:table-row table:style-name="ro2">
          <table:table-cell table:formula="of:=1/(2*PI()*SQRT([.A6]*[.A30]*0.000000000001))" office:value-type="float" office:value="1452.87920783137">
            <text:p>1452.8792078314</text:p>
          </table:table-cell>
          <table:table-cell office:value-type="string">
            <text:p>Hz</text:p>
          </table:table-cell>
          <table:table-cell table:number-columns-repeated="6"/>
        </table:table-row>
        <table:table-row table:style-name="ro2">
          <table:table-cell table:formula="of:=[.A117]/1000" office:value-type="float" office:value="1.45287920783137">
            <text:p>1.4528792078</text:p>
          </table:table-cell>
          <table:table-cell office:value-type="string">
            <text:p>kHz</text:p>
          </table:table-cell>
          <table:table-cell office:value-type="string">
            <text:p>This is a long way away from the 200kHz switching, should be trivial to avoid.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Low resonant frequency (&gt;100*) compared to target switching frequency implies good smoothing possible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Control loop must repond much faster than resonant frequency; comfortable if 10x faster, which is possible.</text:p>
          </table:table-cell>
          <table:table-cell table:number-columns-repeated="5"/>
        </table:table-row>
      </table:table>
      <table:table table:name="Control concep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2">
          <table:table-cell office:value-type="string">
            <text:p>Control Concept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Fast loop:</text:p>
          </table:table-cell>
          <table:table-cell table:number-columns-repeated="4"/>
        </table:table-row>
        <table:table-row table:style-name="ro2">
          <table:table-cell office:value-type="string">
            <text:p>Collect current, voltage...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if(RUN)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if (i&lt;0.5xmax ripple)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Turn off low side synch/Fe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Pulse on proportional to voltage error and current draw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Skip pulses if Vout&gt;Vset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3">
          <table:table-cell/>
          <table:table-cell office:value-type="string">
            <text:p>if (i&gt;0.5xmax ripple)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if(i&gt;7A)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FAULT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Disable PWM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if(i&lt;7A)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Turn on SynchFET</text:p>
          </table:table-cell>
          <table:table-cell/>
        </table:table-row>
        <table:table-row table:style-name="ro3">
          <table:table-cell table:number-columns-repeated="3"/>
          <table:table-cell office:value-type="string">
            <text:p>if(i&gt;3.5A)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Move to current control PID proportional to current out, limit current to ~4A</text:p>
          </table:table-cell>
        </table:table-row>
        <table:table-row table:style-name="ro2">
          <table:table-cell table:number-columns-repeated="3"/>
          <table:table-cell office:value-type="string">
            <text:p>if(i&lt;3.5A)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Voltage control,</text:p>
          </table:table-cell>
        </table:table-row>
        <table:table-row table:style-name="ro2">
          <table:table-cell table:number-columns-repeated="4"/>
          <table:table-cell office:value-type="string">
            <text:p>PID proportional to voltage with feed-forward term</text:p>
          </table:table-cell>
        </table:table-row>
        <table:table-row table:style-name="ro3">
          <table:table-cell table:number-columns-repeated="4"/>
          <table:table-cell office:value-type="string">
            <text:p>Pcontrol proportional to current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if(START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lay 500ms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f(Vout&gt;Vset)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Faul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if(Vout&lt;Vset)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Calculate feed forward term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et PID constants to zero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Set first PWM cycle to 50% duty (to initiate precharge of caps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tart PWM</text:p>
          </table:table-cell>
          <table:table-cell table:number-columns-repeated="2"/>
        </table:table-row>
        <table:table-row table:style-name="ro2" table:number-rows-repeated="4">
          <table:table-cell table:number-columns-repeated="5"/>
        </table:table-row>
        <table:table-row table:style-name="ro2">
          <table:table-cell office:value-type="string">
            <text:p>if(FAULT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et everything low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set MCU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0">10/10/2021</text:date>, <text:time>11:2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Molony</meta:initial-creator>
    <meta:creation-date>2021-10-09T21:55:56.08</meta:creation-date>
    <dc:date>2021-10-10T11:24:11.89</dc:date>
    <dc:creator>David Molony</dc:creator>
    <meta:editing-duration>PT12H57M51S</meta:editing-duration>
    <meta:editing-cycles>13</meta:editing-cycles>
    <meta:generator>OpenOffice/4.1.1$Win32 OpenOffice.org_project/411m6$Build-9775</meta:generator>
    <meta:document-statistic meta:table-count="3" meta:cell-count="201" meta:object-count="0"/>
  </office:meta>
</office:document-meta>
</file>